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heel_Bas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rrent Wheelbase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CW Trial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mputed Wheelb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table:formula="of:=[.B5]" office:value-type="float" office:value="-0.21" calcext:value-type="float">
            <text:p>-0.21</text:p>
          </table:table-cell>
          <table:table-cell table:formula="of:=([.$B$2]+[.B5])/[.$B$2]*[.$B$1]" office:value-type="float" office:value="232.972816666667" calcext:value-type="float">
            <text:p>232.97281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7" calcext:value-type="float">
            <text:p>-0.47</text:p>
          </table:table-cell>
          <table:table-cell table:formula="of:=[.B6]" office:value-type="float" office:value="-0.47" calcext:value-type="float">
            <text:p>-0.47</text:p>
          </table:table-cell>
          <table:table-cell table:formula="of:=([.$B$2]+[.B6])/[.$B$2]*[.$B$1]" office:value-type="float" office:value="232.939161111111" calcext:value-type="float">
            <text:p>232.93916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9" calcext:value-type="float">
            <text:p>-0.19</text:p>
          </table:table-cell>
          <table:table-cell table:formula="of:=[.B7]" office:value-type="float" office:value="-0.19" calcext:value-type="float">
            <text:p>-0.19</text:p>
          </table:table-cell>
          <table:table-cell table:formula="of:=([.$B$2]+[.B7])/[.$B$2]*[.$B$1]" office:value-type="float" office:value="232.975405555556" calcext:value-type="float">
            <text:p>232.97540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7" calcext:value-type="float">
            <text:p>-0.57</text:p>
          </table:table-cell>
          <table:table-cell table:formula="of:=[.B8]" office:value-type="float" office:value="-0.57" calcext:value-type="float">
            <text:p>-0.57</text:p>
          </table:table-cell>
          <table:table-cell table:formula="of:=([.$B$2]+[.B8])/[.$B$2]*[.$B$1]" office:value-type="float" office:value="232.926216666667" calcext:value-type="float">
            <text:p>232.92621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8" calcext:value-type="float">
            <text:p>-0.28</text:p>
          </table:table-cell>
          <table:table-cell table:formula="of:=[.B9]" office:value-type="float" office:value="-0.28" calcext:value-type="float">
            <text:p>-0.28</text:p>
          </table:table-cell>
          <table:table-cell table:formula="of:=([.$B$2]+[.B9])/[.$B$2]*[.$B$1]" office:value-type="float" office:value="232.963755555556" calcext:value-type="float">
            <text:p>232.9637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5:.D9])" office:value-type="float" office:value="232.955471111111" calcext:value-type="float">
            <text:p>232.9554711111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CW Trial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mputed Wheelb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table:formula="of:=[.B21]" office:value-type="float" office:value="2.78" calcext:value-type="float">
            <text:p>2.78</text:p>
          </table:table-cell>
          <table:table-cell table:formula="of:=(-[.$B$2]+[.B21])/(-[.$B$2])*[.$B$1]" office:value-type="float" office:value="232.640144444444" calcext:value-type="float">
            <text:p>232.6401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table:formula="of:=[.B22]" office:value-type="float" office:value="2.9" calcext:value-type="float">
            <text:p>2.9</text:p>
          </table:table-cell>
          <table:table-cell table:formula="of:=(-[.$B$2]+[.B22])/(-[.$B$2])*[.$B$1]" office:value-type="float" office:value="232.624611111111" calcext:value-type="float">
            <text:p>232.6246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" calcext:value-type="float">
            <text:p>2.64</text:p>
          </table:table-cell>
          <table:table-cell table:formula="of:=[.B23]" office:value-type="float" office:value="2.64" calcext:value-type="float">
            <text:p>2.64</text:p>
          </table:table-cell>
          <table:table-cell table:formula="of:=(-[.$B$2]+[.B23])/(-[.$B$2])*[.$B$1]" office:value-type="float" office:value="232.658266666667" calcext:value-type="float">
            <text:p>232.6582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8" calcext:value-type="float">
            <text:p>2.88</text:p>
          </table:table-cell>
          <table:table-cell table:formula="of:=[.B24]" office:value-type="float" office:value="2.88" calcext:value-type="float">
            <text:p>2.88</text:p>
          </table:table-cell>
          <table:table-cell table:formula="of:=(-[.$B$2]+[.B24])/(-[.$B$2])*[.$B$1]" office:value-type="float" office:value="232.6272" calcext:value-type="float">
            <text:p>232.6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table:formula="of:=[.B25]" office:value-type="float" office:value="2.59" calcext:value-type="float">
            <text:p>2.59</text:p>
          </table:table-cell>
          <table:table-cell table:formula="of:=(-[.$B$2]+[.B25])/(-[.$B$2])*[.$B$1]" office:value-type="float" office:value="232.664738888889" calcext:value-type="float">
            <text:p>232.66473888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1:.D25])" office:value-type="float" office:value="232.642992222222" calcext:value-type="float">
            <text:p>232.642992222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VERALL MEAN</text:p>
          </table:table-cell>
          <table:table-cell table:formula="of:=AVERAGE([.D21:.D25];[.D5:.D9])" office:value-type="float" office:value="232.799231666667" calcext:value-type="float">
            <text:p>232.7992316667</text:p>
          </table:table-cell>
        </table:table-row>
      </table:table>
      <table:table table:name="Wheel_Base_Piccol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rrent Wheelbase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CW Trial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mputed Wheelb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46" calcext:value-type="float">
            <text:p>17.46</text:p>
          </table:table-cell>
          <table:table-cell table:formula="of:=[.B5]" office:value-type="float" office:value="17.46" calcext:value-type="float">
            <text:p>17.46</text:p>
          </table:table-cell>
          <table:table-cell table:formula="of:=([.$B$2]+[.B5])/[.$B$2]*[.$B$1]" office:value-type="float" office:value="136.3095" calcext:value-type="float">
            <text:p>136.3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3" calcext:value-type="float">
            <text:p>17.3</text:p>
          </table:table-cell>
          <table:table-cell table:formula="of:=[.B6]" office:value-type="float" office:value="17.3" calcext:value-type="float">
            <text:p>17.3</text:p>
          </table:table-cell>
          <table:table-cell table:formula="of:=([.$B$2]+[.B6])/[.$B$2]*[.$B$1]" office:value-type="float" office:value="136.2975" calcext:value-type="float">
            <text:p>136.2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28" calcext:value-type="float">
            <text:p>18.28</text:p>
          </table:table-cell>
          <table:table-cell table:formula="of:=[.B7]" office:value-type="float" office:value="18.28" calcext:value-type="float">
            <text:p>18.28</text:p>
          </table:table-cell>
          <table:table-cell table:formula="of:=([.$B$2]+[.B7])/[.$B$2]*[.$B$1]" office:value-type="float" office:value="136.371" calcext:value-type="float">
            <text:p>136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1" calcext:value-type="float">
            <text:p>16.61</text:p>
          </table:table-cell>
          <table:table-cell table:formula="of:=[.B8]" office:value-type="float" office:value="16.61" calcext:value-type="float">
            <text:p>16.61</text:p>
          </table:table-cell>
          <table:table-cell table:formula="of:=([.$B$2]+[.B8])/[.$B$2]*[.$B$1]" office:value-type="float" office:value="136.24575" calcext:value-type="float">
            <text:p>136.24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36" calcext:value-type="float">
            <text:p>17.36</text:p>
          </table:table-cell>
          <table:table-cell table:formula="of:=[.B9]" office:value-type="float" office:value="17.36" calcext:value-type="float">
            <text:p>17.36</text:p>
          </table:table-cell>
          <table:table-cell table:formula="of:=([.$B$2]+[.B9])/[.$B$2]*[.$B$1]" office:value-type="float" office:value="136.302" calcext:value-type="float">
            <text:p>136.3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5:.D9])" office:value-type="float" office:value="136.30515" calcext:value-type="float">
            <text:p>136.30515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CW Trial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mputed Wheelb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[.B21]" office:value-type="float" office:value="-15" calcext:value-type="float">
            <text:p>-15</text:p>
          </table:table-cell>
          <table:table-cell table:formula="of:=(-[.$B$2]+[.B21])/(-[.$B$2])*[.$B$1]" office:value-type="float" office:value="136.125" calcext:value-type="float">
            <text:p>136.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92" calcext:value-type="float">
            <text:p>-14.92</text:p>
          </table:table-cell>
          <table:table-cell table:formula="of:=[.B22]" office:value-type="float" office:value="-14.92" calcext:value-type="float">
            <text:p>-14.92</text:p>
          </table:table-cell>
          <table:table-cell table:formula="of:=(-[.$B$2]+[.B22])/(-[.$B$2])*[.$B$1]" office:value-type="float" office:value="136.119" calcext:value-type="float">
            <text:p>136.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.92" calcext:value-type="float">
            <text:p>-14.92</text:p>
          </table:table-cell>
          <table:table-cell table:formula="of:=[.B23]" office:value-type="float" office:value="-14.92" calcext:value-type="float">
            <text:p>-14.92</text:p>
          </table:table-cell>
          <table:table-cell table:formula="of:=(-[.$B$2]+[.B23])/(-[.$B$2])*[.$B$1]" office:value-type="float" office:value="136.119" calcext:value-type="float">
            <text:p>136.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.02" calcext:value-type="float">
            <text:p>-15.02</text:p>
          </table:table-cell>
          <table:table-cell table:formula="of:=[.B24]" office:value-type="float" office:value="-15.02" calcext:value-type="float">
            <text:p>-15.02</text:p>
          </table:table-cell>
          <table:table-cell table:formula="of:=(-[.$B$2]+[.B24])/(-[.$B$2])*[.$B$1]" office:value-type="float" office:value="136.1265" calcext:value-type="float">
            <text:p>136.1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.17" calcext:value-type="float">
            <text:p>-15.17</text:p>
          </table:table-cell>
          <table:table-cell table:formula="of:=[.B25]" office:value-type="float" office:value="-15.17" calcext:value-type="float">
            <text:p>-15.17</text:p>
          </table:table-cell>
          <table:table-cell table:formula="of:=(-[.$B$2]+[.B25])/(-[.$B$2])*[.$B$1]" office:value-type="float" office:value="136.13775" calcext:value-type="float">
            <text:p>136.13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1:.D25])" office:value-type="float" office:value="136.12545" calcext:value-type="float">
            <text:p>136.1254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VERALL MEAN</text:p>
          </table:table-cell>
          <table:table-cell table:formula="of:=AVERAGE([.D21:.D25];[.D5:.D9])" office:value-type="float" office:value="136.2153" calcext:value-type="float">
            <text:p>136.2153</text:p>
          </table:table-cell>
        </table:table-row>
      </table:table>
      <table:table table:name="Wheel_Radius" table:style-name="ta1" table:print="false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ck/Rev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Nominal Radius</text:p>
          </table:table-cell>
          <table:table-cell table:number-columns-repeated="2"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Target Distanc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Measured dist 1</text:p>
          </table:table-cell>
          <table:table-cell office:value-type="float" office:value="997.1" calcext:value-type="float">
            <text:p>997.1</text:p>
          </table:table-cell>
          <table:table-cell office:value-type="float" office:value="1001.1" calcext:value-type="float">
            <text:p>1001.1</text:p>
          </table:table-cell>
        </table:table-row>
        <table:table-row table:style-name="ro1">
          <table:table-cell office:value-type="string" calcext:value-type="string">
            <text:p>Measured dist 2</text:p>
          </table:table-cell>
          <table:table-cell office:value-type="float" office:value="997.3" calcext:value-type="float">
            <text:p>997.3</text:p>
          </table:table-cell>
          <table:table-cell office:value-type="float" office:value="1000.9" calcext:value-type="float">
            <text:p>1000.9</text:p>
          </table:table-cell>
        </table:table-row>
        <table:table-row table:style-name="ro1">
          <table:table-cell office:value-type="string" calcext:value-type="string">
            <text:p>Measured dist 3</text:p>
          </table:table-cell>
          <table:table-cell office:value-type="float" office:value="997.5" calcext:value-type="float">
            <text:p>997.5</text:p>
          </table:table-cell>
          <table:table-cell office:value-type="float" office:value="1001.2" calcext:value-type="float">
            <text:p>1001.2</text:p>
          </table:table-cell>
        </table:table-row>
        <table:table-row table:style-name="ro1">
          <table:table-cell office:value-type="string" calcext:value-type="string">
            <text:p>Measured dist 4</text:p>
          </table:table-cell>
          <table:table-cell office:value-type="float" office:value="998" calcext:value-type="float">
            <text:p>998</text:p>
          </table:table-cell>
          <table:table-cell office:value-type="float" office:value="1000.7" calcext:value-type="float">
            <text:p>1000.7</text:p>
          </table:table-cell>
        </table:table-row>
        <table:table-row table:style-name="ro1">
          <table:table-cell office:value-type="string" calcext:value-type="string">
            <text:p>Measured dist 5</text:p>
          </table:table-cell>
          <table:table-cell office:value-type="float" office:value="997.1" calcext:value-type="float">
            <text:p>997.1</text:p>
          </table:table-cell>
          <table:table-cell office:value-type="float" office:value="1000.6" calcext:value-type="float">
            <text:p>1000.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997.4" calcext:value-type="float">
            <text:p>997.4</text:p>
          </table:table-cell>
          <table:table-cell table:formula="of:=AVERAGE([.C6:.C10])" office:value-type="float" office:value="1000.9" calcext:value-type="float">
            <text:p>1000.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CKS</text:p>
          </table:table-cell>
          <table:table-cell table:formula="of:=INT([.B12]*[.$B$1]/(2*PI()*[.B2]))" office:value-type="float" office:value="30823" calcext:value-type="float">
            <text:p>30823</text:p>
          </table:table-cell>
          <table:table-cell table:formula="of:=INT([.C12]*[.$B$1]/(2*PI()*[.C2]))" office:value-type="float" office:value="30931" calcext:value-type="float">
            <text:p>309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uted Radius</text:p>
          </table:table-cell>
          <table:table-cell table:formula="of:=[.$B$3]*[.$B$1]/(2*PI()*[.B14])" office:value-type="float" office:value="20.6540496501827" calcext:value-type="float">
            <text:p>20.6540496502</text:p>
          </table:table-cell>
          <table:table-cell table:formula="of:=[.$B$3]*[.$B$1]/(2*PI()*[.C14])" office:value-type="float" office:value="20.5819330887324" calcext:value-type="float">
            <text:p>20.581933088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7:24:14.815116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rado Santoro</meta:initial-creator>
    <meta:creation-date>2014-05-22T10:22:12</meta:creation-date>
    <dc:date>2017-05-11T17:33:22.558824395</dc:date>
    <meta:editing-duration>PT1H25M27S</meta:editing-duration>
    <meta:editing-cycles>35</meta:editing-cycles>
    <meta:generator>LibreOffice/5.0.3.2$Linux_X86_64 LibreOffice_project/00m0$Build-2</meta:generator>
    <meta:document-statistic meta:table-count="4" meta:cell-count="149" meta:object-count="0"/>
  </office:meta>
</office:document-meta>
</file>